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Roboto" svg:font-family="Roboto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pt" fo:country="BR" officeooo:paragraph-rsid="00004e72"/>
    </style:style>
    <style:style style:name="P2" style:family="paragraph" style:parent-style-name="Standard">
      <style:text-properties fo:language="pt" fo:country="BR" fo:font-weight="bold" officeooo:rsid="0002f539" officeooo:paragraph-rsid="0002f539" style:font-weight-asian="bold" style:font-weight-complex="bold"/>
    </style:style>
    <style:style style:name="P3" style:family="paragraph" style:parent-style-name="Standard">
      <style:text-properties fo:language="pt" fo:country="BR" fo:font-weight="bold" officeooo:rsid="0002f539" officeooo:paragraph-rsid="00070e07" style:font-weight-asian="bold" style:font-weight-complex="bold"/>
    </style:style>
    <style:style style:name="P4" style:family="paragraph" style:parent-style-name="Standard">
      <style:text-properties fo:language="pt" fo:country="BR" fo:font-weight="bold" officeooo:rsid="00070e07" officeooo:paragraph-rsid="00070e07" style:font-weight-asian="bold" style:font-weight-complex="bold"/>
    </style:style>
    <style:style style:name="P5" style:family="paragraph" style:parent-style-name="Standard">
      <style:text-properties fo:language="pt" fo:country="BR" officeooo:paragraph-rsid="0005904a"/>
    </style:style>
    <style:style style:name="P6" style:family="paragraph" style:parent-style-name="Standard">
      <style:text-properties fo:language="pt" fo:country="BR" officeooo:paragraph-rsid="00070e07"/>
    </style:style>
    <style:style style:name="P7" style:family="paragraph" style:parent-style-name="Standard">
      <style:text-properties fo:language="pt" fo:country="BR" fo:font-weight="normal" officeooo:paragraph-rsid="00070e07" style:font-weight-asian="normal" style:font-weight-complex="normal"/>
    </style:style>
    <style:style style:name="P8" style:family="paragraph" style:parent-style-name="Standard">
      <style:text-properties fo:language="pt" fo:country="BR" fo:font-weight="normal" officeooo:paragraph-rsid="00004e72" style:font-weight-asian="normal" style:font-weight-complex="normal"/>
    </style:style>
    <style:style style:name="P9" style:family="paragraph" style:parent-style-name="Standard">
      <style:text-properties fo:language="pt" fo:country="BR" officeooo:paragraph-rsid="00091e1e"/>
    </style:style>
    <style:style style:name="P10" style:family="paragraph" style:parent-style-name="Standard">
      <style:text-properties fo:language="pt" fo:country="BR" officeooo:paragraph-rsid="000aa701"/>
    </style:style>
    <style:style style:name="P11" style:family="paragraph" style:parent-style-name="Standard">
      <style:text-properties fo:language="pt" fo:country="BR" officeooo:paragraph-rsid="000ca3fc"/>
    </style:style>
    <style:style style:name="T1" style:family="text">
      <style:text-properties fo:font-weight="normal" officeooo:rsid="00070e07" style:font-weight-asian="normal" style:font-weight-complex="normal"/>
    </style:style>
    <style:style style:name="T2" style:family="text">
      <style:text-properties fo:font-weight="normal" officeooo:rsid="00089e96" style:font-weight-asian="normal" style:font-weight-complex="normal"/>
    </style:style>
    <style:style style:name="T3" style:family="text">
      <style:text-properties fo:font-weight="normal" officeooo:rsid="000ca3fc" style:font-weight-asian="normal" style:font-weight-complex="normal"/>
    </style:style>
    <style:style style:name="T4" style:family="text">
      <style:text-properties fo:font-weight="normal" officeooo:rsid="000d00c6" style:font-weight-asian="normal" style:font-weight-complex="normal"/>
    </style:style>
    <style:style style:name="T5" style:family="text">
      <style:text-properties officeooo:rsid="0002f539"/>
    </style:style>
    <style:style style:name="T6" style:family="text">
      <style:text-properties officeooo:rsid="0005904a"/>
    </style:style>
    <style:style style:name="T7" style:family="text">
      <style:text-properties officeooo:rsid="00070e07"/>
    </style:style>
    <style:style style:name="T8" style:family="text">
      <style:text-properties fo:font-weight="bold" officeooo:rsid="00070e07" style:font-weight-asian="bold" style:font-weight-complex="bold"/>
    </style:style>
    <style:style style:name="T9" style:family="text">
      <style:text-properties fo:font-weight="bold" officeooo:rsid="00089e96" style:font-weight-asian="bold" style:font-weight-complex="bold"/>
    </style:style>
    <style:style style:name="T10" style:family="text">
      <style:text-properties fo:font-weight="bold" officeooo:rsid="000ca3fc" style:font-weight-asian="bold" style:font-weight-complex="bold"/>
    </style:style>
    <style:style style:name="T11" style:family="text">
      <style:text-properties officeooo:rsid="00089e96"/>
    </style:style>
    <style:style style:name="T12" style:family="text">
      <style:text-properties officeooo:rsid="00091e1e"/>
    </style:style>
    <style:style style:name="T13" style:family="text">
      <style:text-properties officeooo:rsid="000aa701"/>
    </style:style>
    <style:style style:name="T14" style:family="text">
      <style:text-properties officeooo:rsid="000ca3fc"/>
    </style:style>
    <style:style style:name="T15" style:family="text">
      <style:text-properties officeooo:rsid="000d00c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Pratica 6.1</text:p>
      <text:p text:style-name="P1">Ernesto Gurgel Valente Neto</text:p>
      <text:p text:style-name="P1"/>
      <text:p text:style-name="P1">1. Qual é o endereço IP e número da porta TCP usados pelo computador do cliente (fonte) que está transferindo o arquivo para gaia.cs.umass.edu? Para responder a esta pergunta, provavelmente é mais fácil selecionar uma mensagem HTTP e explorar os detalhes do pacote TCP usado para transmitir a mensagem HTTP, usando os detalhes do pacote selecionado na janela de cabeçalho "(veja a Figura 2 na" Introdução ao Ethereal Lab "se você está incerto sobre as janelas Ethereal.</text:p>
      <text:p text:style-name="P1"/>
      <text:p text:style-name="P2">Resposta: </text:p>
      <text:p text:style-name="P5">Source:192.168.1.102, <text:s/>videtcpethereal<text:span text:style-name="T5">t</text:span>race, Source port:healthpolling(1161).</text:p>
      <text:p text:style-name="P1"/>
      <text:p text:style-name="P1">2. Qual é o endereço IP de gaia.cs.umass.edu? E o número da porta de envio e de recebimento de segmentos TCP para esta conexão?</text:p>
      <text:p text:style-name="P2">Resposta: </text:p>
      <text:p text:style-name="P1"><text:span text:style-name="T6">IP</text:span>:128.119.245.12 , port: http(80).</text:p>
      <text:p text:style-name="P1"/>
      <text:p text:style-name="P1">3. Qual é o endereço IP e número da porta TCP usada pelo seu computador cliente (fonte) para transferir o arquivo para gaia.cs.umass.edu?</text:p>
      <text:p text:style-name="P2">Resposta: </text:p>
      <text:p text:style-name="P1">192.168.0.2, port:linx(1361).</text:p>
      <text:p text:style-name="P1"/>
      <text:p text:style-name="P1">4. Qual é o número de seqüência do segmento TCP SYN que é usado para iniciar a conexão TCP entre o computador do cliente e gaia.cs.umass.edu? O que é no segmento que identifica o segmento como um segmento SYN? 5. Qual é o número de seqüência do segmento SYNACK enviado por gaia.cs.umass.edu para o computador cliente em resposta ao SYN? Qual é o valor do campo ACK no segmento SYNACK? Como gaia.cs.umass.edu determinou esse valor O que é no segmento que identifica o segmento como um Segmento SYNACK?</text:p>
      <text:p text:style-name="P2"/>
      <text:p text:style-name="P2">Resposta: </text:p>
      <text:p text:style-name="P1">192.168.0.2 <text:span text:style-name="T14">e </text:span>128.119.245.12 TCP, [SYN]Seq=0Win=65535, Len=0, MSS=1460</text:p>
      <text:p text:style-name="P1"><text:span text:style-name="T5">F</text:span>lag <text:span text:style-name="T5">1 </text:span>= Syn:Se<text:span text:style-name="T5">t. <text:s/></text:span>O segmento <text:span text:style-name="T6">indica</text:span> SYN é 1 <text:span text:style-name="T6">que significa</text:span> indica (solicitação de conexão).</text:p>
      <text:p text:style-name="P1"/>
      <text:p text:style-name="P1">6. Qual é o número de seqüência do segmento TCP que contém o comando HTTP POST? Note que, a fim de encontrar o comando POST, você precisará abrir o campo de conteúdo do pacote na parte inferior da janela do Ethereal, procurando um segmento com um "POST" dentro de seu campo de dados.</text:p>
      <text:p text:style-name="P1"/>
      <text:p text:style-name="P3">Resposta: </text:p>
      <text:p text:style-name="P1"><text:span text:style-name="T7">Valor </text:span>1 <text:span text:style-name="T7">acontece na sétima sequencia dentro do campo Data (Post): </text:span>504F5354202F657468657265616C2D6C6162732F6C616233</text:p>
      <text:p text:style-name="P1"/>
      <text:p text:style-name="P1">7. Considere o segmento TCP que contém o POST HTTP como o primeiro segmento da conexão TCP. Quais são os números de seqüência dos seis primeiros segmentos da conexão TCP (incluindo o segmento que contém o POST HTTP)? Em que tempo foi cada segmento enviado? Quando ocorreu o ACK para cada segmento recebido? Dada a diferença entre quando cada segmento TCP foi enviado, e quando sua confirmação foi recebida, qual é o valor RTT para cada um dos seis segmentos? Qual é o valor do RTT estimado (ver página 237 no texto) após a recebimento de cada ACK? Suponha que o valor do RTT estimado é igual ao RTT medido para o primeiro segmento e em seguida calcule o RTT <text:soft-page-break/>estimado usando a equação na página 237 para todos os segmentos subseqüentes. Nota: Ethereal tem um recurso interessante que permite traçar o RTT para cada um dos segmentos TCP enviados. Selecione um segmento TCP na listagem da " janela de captura dos pacotes "que está sendo enviado a partir do cliente para o servidor gaia.cs.umass.edu. Em seguida, selecione: Statistics-&gt; TCP Stream Graph-&gt; Round Trip Time Graph.</text:p>
      <text:p text:style-name="P1"/>
      <text:p text:style-name="P3">Resposta: </text:p>
      <text:p text:style-name="P6"><text:span text:style-name="T7">Respectivamente</text:span>: </text:p>
      <text:p text:style-name="P6">1, 1461, 2921, 4381, 5841, 7301. </text:p>
      <text:p text:style-name="P6"/>
      <text:p text:style-name="P6"><text:span text:style-name="T7">Respectivamente</text:span>: Ack Received, Sample RTT, <text:s/>EstimatedRTT </text:p>
      <text:p text:style-name="P1"/>
      <text:p text:style-name="P1">1 - 1 95,<text:span text:style-name="T12">85</text:span>66000 <text:tab/>95,9354000 <text:tab/>0,1588000 0,1588000 </text:p>
      <text:p text:style-name="P1">2 - 1461 95,7793000 <text:tab/>96,0573000 <text:tab/>0,2780000 0,1737000 </text:p>
      <text:p text:style-name="P1">3 - 2921 95,9390000 <text:tab/>96,2171000 <text:tab/>0,2781000 0,1867500 </text:p>
      <text:p text:style-name="P1">4 - 4381 95,9415000 <text:tab/>96,3588000 <text:tab/>0,4173000 0,2155688 </text:p>
      <text:p text:style-name="P1">5 - 5841 96,0688000 <text:tab/>96,4470000 <text:tab/>0,3782000 0,2358977 </text:p>
      <text:p text:style-name="P10">6 - 7301 96,0742000<text:tab/>97,14<text:span text:style-name="T13">4</text:span>4000 <text:tab/>1,0682000 0,3399354 <text:s/></text:p>
      <text:p text:style-name="P1"/>
      <text:p text:style-name="P6">8. Qual é o comprimento de cada um dos seis primeiros segmentos TCP?</text:p>
      <text:p text:style-name="P4">Resposta: </text:p>
      <text:p text:style-name="P6"><text:span text:style-name="T7">Respectivamente: </text:span>1460, 1460, 1460, 1460, 1460, 892.</text:p>
      <text:p text:style-name="P1"/>
      <text:p text:style-name="P1">9. Qual é a quantidade mínima de espaço de buffer disponível anunciado pelos receptores no rastreamento inteiro? Será que o espaço de buffer no receptor regula a tansmissão do remetente?</text:p>
      <text:p text:style-name="P1"/>
      <text:p text:style-name="P7"><text:span text:style-name="T8">Resposta: </text:span><text:span text:style-name="T7">Pode ser visualizada em </text:span>em “Window size 30660”. <text:span text:style-name="T7">Segundo motivo diria que n</text:span>ão, <text:span text:style-name="T7">pois tem 30660 segmentos que ultrapassa o máximo de 1460.</text:span></text:p>
      <text:p text:style-name="P1"/>
      <text:p text:style-name="P1">10. Há algum segmentos retransmitidos no arquivo de rastreamento? O que o você verificou no traçe para responder a esta pergunta?</text:p>
      <text:p text:style-name="P1"/>
      <text:p text:style-name="P6"><text:span text:style-name="T8">Resposta: </text:span>Não porque<text:span text:style-name="T7"> existem seguimentos repetidos.</text:span></text:p>
      <text:p text:style-name="P1"/>
      <text:p text:style-name="P1">11. Qual a quantidade de dados que o receptor normalmente reconhece em um ACK? Você pode identificar casos em que o receptor está reconhecendo todos os demais segmentos recebidos (ver Tabela 3.2 na página 245 no texto).</text:p>
      <text:p text:style-name="P6"><text:span text:style-name="T8">Resposta</text:span><text:span text:style-name="T9">: </text:span><text:span text:style-name="T1">Algumas vezes ele envia o ACK indicando ter recebido</text:span><text:span text:style-name="T2"> </text:span><text:span text:style-name="T1">vários seguimentos, porém somente é possível confirmar pela sequência dos numeros.</text:span></text:p>
      <text:p text:style-name="P1"/>
      <text:p text:style-name="P1">12. Qual é a taxa de transferência (throughput - bytes transferidos por unidade de tempo) para a conexão TCP? Explique como você calculou este valor.</text:p>
      <text:p text:style-name="P1"/>
      <text:p text:style-name="P9"><text:span text:style-name="T8">Resposta: </text:span><text:span text:style-name="T2">Primeiro seguimento enviado</text:span> 95,<text:span text:style-name="T12">85</text:span>66000, <text:span text:style-name="T12">u</text:span>ltimo em 97,14<text:span text:style-name="T13">4</text:span>4000, <text:span text:style-name="T11">mostrando um valor de tempo de </text:span>13726000 <text:span text:style-name="T11">e uma quantidade de bytes de 171300 dividindo o valor de 193,001/171300 = valor de bytes por segundo.</text:span></text:p>
      <text:p text:style-name="P1"/>
      <text:p text:style-name="P1">13. Use a ferramenta Time-Sequence Graph (Stevens) para ver, em lote, a seqüência de números de segmentos versus <text:span text:style-name="T15">tempos enviados</text:span> do cliente para o servidor gaia.cs.umass.edu. Você pode identificar <text:soft-page-break/>onde a fase de partida lenta do TCP começa e termina, e onde evitar o congestionamento? Note que num trace do"mundo real", nem tudo é tão limpo e arrumado como na Figura 3.51 (também note que os rótulos do eixo y para a plotagem Time-SequenceGraph (Stevens) e a ferramenta de Figura 3.51 são diferentes).</text:p>
      <text:p text:style-name="P1"/>
      <text:p text:style-name="P11"><text:span text:style-name="T8">Resposta: <text:s/></text:span><text:span text:style-name="T3">O </text:span><text:span text:style-name="T4">início</text:span><text:span text:style-name="T3"> é rápido</text:span><text:span text:style-name="T4"> </text:span><text:span text:style-name="T3">o serviço envia muitos dados em quantidade significante, apenas o </text:span><text:span text:style-name="T4">último</text:span><text:span text:style-name="T3"> segmento de dados é de tamanho menor, o que significa que é o “time out”, fim dos dados.</text:span></text:p>
      <text:p text:style-name="P1"/>
      <text:p text:style-name="P1">14. Comente sobre as formas em que os dados medidos diferem do comportamento idealizado da TCP que foi estudado no texto. </text:p>
      <text:p text:style-name="P1"/>
      <text:p text:style-name="P11"><text:span text:style-name="T8">Resposta: <text:s/></text:span><text:span text:style-name="T3">O tempo total decorrido para-se insignificante <text:s/>os dados são transferidos rapidamente sem que exista nenhuma grande impressão de tempo decorrido no total.</text:span>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Roboto" svg:font-family="Roboto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0.3$Windows_X86_64 LibreOffice_project/98c6a8a1c6c7b144ce3cc729e34964b47ce25d62</meta:generator>
    <dc:date>2019-10-30T23:18:13.667000000</dc:date>
    <meta:editing-duration>PT41M6S</meta:editing-duration>
    <meta:editing-cycles>12</meta:editing-cycles>
    <meta:document-statistic meta:table-count="0" meta:image-count="0" meta:object-count="0" meta:page-count="3" meta:paragraph-count="44" meta:word-count="942" meta:character-count="5870" meta:non-whitespace-character-count="4937"/>
  </office:meta>
</office:document-meta>
</file>